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точность" table:style-name="ta1">
        <table:shapes>
          <draw:frame draw:z-index="0" draw:style-name="gr1" draw:text-style-name="P1" svg:width="16.549cm" svg:height="9.429cm" svg:x="8.398cm" svg:y="1.036cm">
            <draw:object draw:notify-on-update-of-ranges="точность.A2:точность.A10 точность.B1:точность.B1 точность.B2:точность.B10 точность.C1:точность.C1 точность.C2:точность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Эпохи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M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.77" calcext:value-type="float">
            <text:p>73,77</text:p>
          </table:table-cell>
          <table:table-cell office:value-type="float" office:value="74.27" calcext:value-type="float">
            <text:p>74,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2.55" calcext:value-type="float">
            <text:p>82,55</text:p>
          </table:table-cell>
          <table:table-cell office:value-type="float" office:value="84.06" calcext:value-type="float">
            <text:p>84,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.06" calcext:value-type="float">
            <text:p>86,06</text:p>
          </table:table-cell>
          <table:table-cell office:value-type="float" office:value="88.18" calcext:value-type="float">
            <text:p>88,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9.03" calcext:value-type="float">
            <text:p>89,03</text:p>
          </table:table-cell>
          <table:table-cell office:value-type="float" office:value="91.43" calcext:value-type="float">
            <text:p>91,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4.6" calcext:value-type="float">
            <text:p>94,6</text:p>
          </table:table-cell>
          <table:table-cell office:value-type="float" office:value="95.43" calcext:value-type="float">
            <text:p>95,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6.03" calcext:value-type="float">
            <text:p>96,03</text:p>
          </table:table-cell>
          <table:table-cell office:value-type="float" office:value="96.72" calcext:value-type="float">
            <text:p>96,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7.08" calcext:value-type="float">
            <text:p>97,08</text:p>
          </table:table-cell>
          <table:table-cell office:value-type="float" office:value="97.58" calcext:value-type="float">
            <text:p>97,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7.59" calcext:value-type="float">
            <text:p>97,59</text:p>
          </table:table-cell>
          <table:table-cell office:value-type="float" office:value="98.01" calcext:value-type="float">
            <text:p>98,0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8.08" calcext:value-type="float">
            <text:p>98,08</text:p>
          </table:table-cell>
          <table:table-cell office:value-type="float" office:value="98.55" calcext:value-type="float">
            <text:p>98,55</text:p>
          </table:table-cell>
        </table:table-row>
      </table:table>
      <table:table table:name="потери" table:style-name="ta1">
        <table:shapes>
          <draw:frame draw:z-index="0" draw:style-name="gr1" draw:text-style-name="P1" svg:width="15.998cm" svg:height="9.004cm" svg:x="9.116cm" svg:y="1.223cm">
            <draw:object draw:notify-on-update-of-ranges="потери.A2:потери.A10 потери.B1:потери.B1 потери.B2:потери.B10 потери.C1:потери.C1 потери.C2:потери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Эпохи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M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89558715" calcext:value-type="float">
            <text:p>1,89558715</text:p>
          </table:table-cell>
          <table:table-cell office:value-type="float" office:value="1.98648324" calcext:value-type="float">
            <text:p>1,986483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37484999" calcext:value-type="float">
            <text:p>1,37484999</text:p>
          </table:table-cell>
          <table:table-cell office:value-type="float" office:value="1.29149401" calcext:value-type="float">
            <text:p>1,291494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5068665" calcext:value-type="float">
            <text:p>1,15068665</text:p>
          </table:table-cell>
          <table:table-cell office:value-type="float" office:value="0.94795275" calcext:value-type="float">
            <text:p>0,947952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1780098" calcext:value-type="float">
            <text:p>0,91780098</text:p>
          </table:table-cell>
          <table:table-cell office:value-type="float" office:value="0.70781192" calcext:value-type="float">
            <text:p>0,707811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5045502" calcext:value-type="float">
            <text:p>0,35045502</text:p>
          </table:table-cell>
          <table:table-cell office:value-type="float" office:value="0.32131689" calcext:value-type="float">
            <text:p>0,3213168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1026988" calcext:value-type="float">
            <text:p>0,21026988</text:p>
          </table:table-cell>
          <table:table-cell office:value-type="float" office:value="0.20514854" calcext:value-type="float">
            <text:p>0,205148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4101072" calcext:value-type="float">
            <text:p>0,14101072</text:p>
          </table:table-cell>
          <table:table-cell office:value-type="float" office:value="0.13462378" calcext:value-type="float">
            <text:p>0,1346237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10360337" calcext:value-type="float">
            <text:p>0,10360337</text:p>
          </table:table-cell>
          <table:table-cell office:value-type="float" office:value="0.10609829" calcext:value-type="float">
            <text:p>0,1060982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7167798" calcext:value-type="float">
            <text:p>0,07167798</text:p>
          </table:table-cell>
          <table:table-cell office:value-type="float" office:value="0.07661592" calcext:value-type="float">
            <text:p>0,07661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1T22:55:27.992000000</meta:creation-date>
    <dc:date>2024-06-01T11:51:06.595000000</dc:date>
    <meta:editing-duration>PT3H49M15S</meta:editing-duration>
    <meta:editing-cycles>3</meta:editing-cycles>
    <meta:generator>LibreOffice/7.5.1.2$Windows_X86_64 LibreOffice_project/fcbaee479e84c6cd81291587d2ee68cba099e129</meta:generator>
    <meta:document-statistic meta:table-count="2" meta:cell-count="6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cm" svg:height="9.43cm" xlink:href=".." xlink:type="simple" chart:class="chart:line" chart:style-name="ch1">
        <chart:legend chart:legend-position="end" svg:x="14.439cm" svg:y="4.167cm" style:legend-expansion="high" chart:style-name="ch2"/>
        <chart:plot-area chart:style-name="ch3" table:cell-range-address="точность.A1:точность.C10" chart:data-source-has-labels="both" svg:x="0.215cm" svg:y="0.335cm" svg:width="13.659cm" svg:height="9.012cm">
          <chart:coordinate-region svg:x="1.022cm" svg:y="0.534cm" svg:width="12.388cm" svg:height="8.166cm"/>
          <chart:axis chart:dimension="x" chart:name="primary-x" chart:style-name="ch4" chartooo:axis-type="auto">
            <chartooo:date-scale/>
            <chart:categories table:cell-range-address="точность.A2:точность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точность.B2:точность.B10" chart:label-cell-address="точность.B1:точность.B1" chart:class="chart:line">
            <chart:data-point chart:repeated="9"/>
          </chart:series>
          <chart:series chart:style-name="ch7" chart:values-cell-range-address="точность.C2:точность.C10" chart:label-cell-address="точность.C1:точность.C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точность.B1:точность.B1</svg:desc>
                </draw:g>
              </table:table-cell>
              <table:table-cell office:value-type="string">
                <text:p>SMD</text:p>
                <draw:g>
                  <svg:desc>точность.C1:точность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точность.A2:точность.A10</svg:desc>
                </draw:g>
              </table:table-cell>
              <table:table-cell office:value-type="float" office:value="73.77">
                <text:p>73.77</text:p>
                <draw:g>
                  <svg:desc>точность.B2:точность.B10</svg:desc>
                </draw:g>
              </table:table-cell>
              <table:table-cell office:value-type="float" office:value="74.27">
                <text:p>74.27</text:p>
                <draw:g>
                  <svg:desc>точность.C2:точность.C1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2.55">
                <text:p>82.55</text:p>
              </table:table-cell>
              <table:table-cell office:value-type="float" office:value="84.06">
                <text:p>84.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6.06">
                <text:p>86.06</text:p>
              </table:table-cell>
              <table:table-cell office:value-type="float" office:value="88.18">
                <text:p>88.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9.03">
                <text:p>89.03</text:p>
              </table:table-cell>
              <table:table-cell office:value-type="float" office:value="91.43">
                <text:p>91.4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94.6">
                <text:p>94.6</text:p>
              </table:table-cell>
              <table:table-cell office:value-type="float" office:value="95.43">
                <text:p>95.4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6.03">
                <text:p>96.03</text:p>
              </table:table-cell>
              <table:table-cell office:value-type="float" office:value="96.72">
                <text:p>96.7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7.08">
                <text:p>97.08</text:p>
              </table:table-cell>
              <table:table-cell office:value-type="float" office:value="97.58">
                <text:p>97.5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7.59">
                <text:p>97.59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8.08">
                <text:p>98.08</text:p>
              </table:table-cell>
              <table:table-cell office:value-type="float" office:value="98.55">
                <text:p>98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888cm" svg:y="3.954cm" style:legend-expansion="high" chart:style-name="ch2"/>
        <chart:plot-area chart:style-name="ch3" table:cell-range-address="потери.A2:потери.C10 потери.B1:потери.C1" chart:data-source-has-labels="both" svg:x="0.319cm" svg:y="0.18cm" svg:width="13.25cm" svg:height="8.645cm">
          <chart:coordinate-region svg:x="1.046cm" svg:y="0.38cm" svg:width="12.058cm" svg:height="7.798cm"/>
          <chart:axis chart:dimension="x" chart:name="primary-x" chart:style-name="ch4" chartooo:axis-type="auto">
            <chartooo:date-scale/>
            <chart:categories table:cell-range-address="потери.A2:потери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потери.B2:потери.B10" chart:label-cell-address="потери.B1:потери.B1" chart:class="chart:line">
            <chart:data-point chart:repeated="9"/>
          </chart:series>
          <chart:series chart:style-name="ch7" chart:values-cell-range-address="потери.C2:потери.C10" chart:label-cell-address="потери.C1:потери.C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потери.B1:потери.B1</svg:desc>
                </draw:g>
              </table:table-cell>
              <table:table-cell office:value-type="string">
                <text:p>SMD</text:p>
                <draw:g>
                  <svg:desc>потери.C1:потери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потери.A2:потери.A10</svg:desc>
                </draw:g>
              </table:table-cell>
              <table:table-cell office:value-type="float" office:value="1.89558715">
                <text:p>1.89558715</text:p>
                <draw:g>
                  <svg:desc>потери.B2:потери.B10</svg:desc>
                </draw:g>
              </table:table-cell>
              <table:table-cell office:value-type="float" office:value="1.98648324">
                <text:p>1.98648324</text:p>
                <draw:g>
                  <svg:desc>потери.C2:потери.C1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37484999">
                <text:p>1.37484999</text:p>
              </table:table-cell>
              <table:table-cell office:value-type="float" office:value="1.29149401">
                <text:p>1.291494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15068665">
                <text:p>1.15068665</text:p>
              </table:table-cell>
              <table:table-cell office:value-type="float" office:value="0.94795275">
                <text:p>0.947952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1780098">
                <text:p>0.91780098</text:p>
              </table:table-cell>
              <table:table-cell office:value-type="float" office:value="0.70781192">
                <text:p>0.7078119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5045502">
                <text:p>0.35045502</text:p>
              </table:table-cell>
              <table:table-cell office:value-type="float" office:value="0.32131689">
                <text:p>0.3213168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1026988">
                <text:p>0.21026988</text:p>
              </table:table-cell>
              <table:table-cell office:value-type="float" office:value="0.20514854">
                <text:p>0.2051485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4101072">
                <text:p>0.14101072</text:p>
              </table:table-cell>
              <table:table-cell office:value-type="float" office:value="0.13462378">
                <text:p>0.1346237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10360337">
                <text:p>0.10360337</text:p>
              </table:table-cell>
              <table:table-cell office:value-type="float" office:value="0.10609829">
                <text:p>0.1060982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7167798">
                <text:p>0.07167798</text:p>
              </table:table-cell>
              <table:table-cell office:value-type="float" office:value="0.07661592">
                <text:p>0.07661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